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í, muchas de las grandes preguntas existenciales que los humanos se hacen a lo largo de la vida giran en torno al sentido, el origen, el destino y la naturaleza de la existencia. A continuación te doy una lista estructurada de las más comunes y profundas:</text:p>
      <text:p text:style-name="Horizontal_20_Line"/>
      <text:h text:style-name="Heading_20_3" text:outline-level="3">🔹 <text:span text:style-name="Strong_20_Emphasis">Preguntas sobre el origen</text:span></text:h>
      <text:list xml:id="list1383326940" text:style-name="L1">
        <text:list-item>
          <text:p text:style-name="P1">¿De dónde venimos?</text:p>
        </text:list-item>
        <text:list-item>
          <text:p text:style-name="P1">¿Por qué existo?</text:p>
        </text:list-item>
        <text:list-item>
          <text:p text:style-name="P1">¿Qué es la vida?</text:p>
        </text:list-item>
        <text:list-item>
          <text:p text:style-name="P1">¿Cómo comenzó todo?</text:p>
        </text:list-item>
        <text:list-item>
          <text:p text:style-name="P1">¿Es la vida un accidente o tiene un propósito?</text:p>
        </text:list-item>
      </text:list>
      <text:p text:style-name="Horizontal_20_Line"/>
      <text:h text:style-name="Heading_20_3" text:outline-level="3">🔹 <text:span text:style-name="Strong_20_Emphasis">Preguntas sobre la identidad</text:span></text:h>
      <text:list xml:id="list1884744612" text:style-name="L2">
        <text:list-item>
          <text:p text:style-name="P2">¿Quién soy realmente?</text:p>
        </text:list-item>
        <text:list-item>
          <text:p text:style-name="P2">¿Soy solo mi cuerpo? ¿O también mi mente, mis recuerdos, mis emociones?</text:p>
        </text:list-item>
        <text:list-item>
          <text:p text:style-name="P2">¿Qué me hace ser yo y no otra persona?</text:p>
        </text:list-item>
        <text:list-item>
          <text:p text:style-name="P2">¿Tengo un alma?</text:p>
        </text:list-item>
      </text:list>
      <text:p text:style-name="Horizontal_20_Line"/>
      <text:h text:style-name="Heading_20_3" text:outline-level="3">🔹 <text:span text:style-name="Strong_20_Emphasis">Preguntas sobre el propósito</text:span></text:h>
      <text:list xml:id="list2116494330" text:style-name="L3">
        <text:list-item>
          <text:p text:style-name="P3">¿Para qué estoy aquí?</text:p>
        </text:list-item>
        <text:list-item>
          <text:p text:style-name="P3">¿Tiene mi vida algún sentido?</text:p>
        </text:list-item>
        <text:list-item>
          <text:p text:style-name="P3">¿Existe un propósito universal o cada uno crea el suyo?</text:p>
        </text:list-item>
        <text:list-item>
          <text:p text:style-name="P3">¿El sufrimiento tiene algún valor o significado?</text:p>
        </text:list-item>
      </text:list>
      <text:p text:style-name="Horizontal_20_Line"/>
      <text:h text:style-name="Heading_20_3" text:outline-level="3">🔹 <text:span text:style-name="Strong_20_Emphasis">Preguntas sobre la libertad</text:span></text:h>
      <text:list xml:id="list3213435845" text:style-name="L4">
        <text:list-item>
          <text:p text:style-name="P4">¿Tengo libre albedrío o todo está determinado?</text:p>
        </text:list-item>
        <text:list-item>
          <text:p text:style-name="P4">¿Hasta qué punto controlo mi vida?</text:p>
        </text:list-item>
      </text:list>
      <text:p text:style-name="Horizontal_20_Line"/>
      <text:h text:style-name="Heading_20_3" text:outline-level="3">🔹 <text:span text:style-name="Strong_20_Emphasis">Preguntas sobre los otros</text:span></text:h>
      <text:list xml:id="list3007254663" text:style-name="L5">
        <text:list-item>
          <text:p text:style-name="P5">¿Por qué existe tanta diferencia entre los seres humanos?</text:p>
        </text:list-item>
        <text:list-item>
          <text:p text:style-name="P5"><text:soft-page-break/>¿Qué nos une verdaderamente como especie?</text:p>
        </text:list-item>
        <text:list-item>
          <text:p text:style-name="P5">¿Existe una conciencia colectiva?</text:p>
        </text:list-item>
      </text:list>
      <text:p text:style-name="Horizontal_20_Line"/>
      <text:h text:style-name="Heading_20_3" text:outline-level="3">🔹 <text:span text:style-name="Strong_20_Emphasis">Preguntas sobre el universo</text:span></text:h>
      <text:list xml:id="list1631095354" text:style-name="L6">
        <text:list-item>
          <text:p text:style-name="P6">¿Qué es el universo?</text:p>
        </text:list-item>
        <text:list-item>
          <text:p text:style-name="P6">¿Está vivo el universo?</text:p>
        </text:list-item>
        <text:list-item>
          <text:p text:style-name="P6">¿Estoy separado del universo o soy parte de él?</text:p>
        </text:list-item>
      </text:list>
      <text:p text:style-name="Horizontal_20_Line"/>
      <text:h text:style-name="Heading_20_3" text:outline-level="3">🔹 <text:span text:style-name="Strong_20_Emphasis">Preguntas sobre la muerte</text:span></text:h>
      <text:list xml:id="list1532569953" text:style-name="L7">
        <text:list-item>
          <text:p text:style-name="P7">¿Qué ocurre cuando morimos?</text:p>
        </text:list-item>
        <text:list-item>
          <text:p text:style-name="P7">¿Existe algo después de la muerte?</text:p>
        </text:list-item>
        <text:list-item>
          <text:p text:style-name="P7">¿La muerte es el fin o una transformación?</text:p>
        </text:list-item>
        <text:list-item>
          <text:p text:style-name="P7">¿Por qué tenemos que morir?</text:p>
        </text:list-item>
      </text:list>
      <text:p text:style-name="Horizontal_20_Line"/>
      <text:h text:style-name="Heading_20_3" text:outline-level="3">🔹 <text:span text:style-name="Strong_20_Emphasis">Preguntas sobre Dios o lo divino</text:span></text:h>
      <text:list xml:id="list2546735054" text:style-name="L8">
        <text:list-item>
          <text:p text:style-name="P8">¿Existe un Dios o una inteligencia superior?</text:p>
        </text:list-item>
        <text:list-item>
          <text:p text:style-name="P8">¿La vida fue creada o emergió sola?</text:p>
        </text:list-item>
        <text:list-item>
          <text:p text:style-name="P8">¿Es posible comunicarse con lo divino?</text:p>
        </text:list-item>
        <text:list-item>
          <text:p text:style-name="P8">¿Tiene el universo una intención?</text:p>
        </text:list-item>
      </text:list>
      <text:p text:style-name="Horizontal_20_Line"/>
      <text:h text:style-name="Heading_20_3" text:outline-level="3">🔹 <text:span text:style-name="Strong_20_Emphasis">Preguntas sobre el tiempo</text:span></text:h>
      <text:list xml:id="list1694333994" text:style-name="L9">
        <text:list-item>
          <text:p text:style-name="P9">¿Qué es el tiempo?</text:p>
        </text:list-item>
        <text:list-item>
          <text:p text:style-name="P9">¿Es el tiempo real o una ilusión?</text:p>
        </text:list-item>
        <text:list-item>
          <text:p text:style-name="P9">¿Estamos atrapados en una sola línea temporal?</text:p>
        </text:list-item>
      </text:list>
      <text:p text:style-name="Horizontal_20_Line"/>
      <text:h text:style-name="Heading_20_3" text:outline-level="3">🔹 <text:span text:style-name="Strong_20_Emphasis">Preguntas sobre el conocimiento</text:span></text:h>
      <text:list xml:id="list2402008297" text:style-name="L10">
        <text:list-item>
          <text:p text:style-name="P10">¿Es posible conocer la verdad absoluta?</text:p>
        </text:list-item>
        <text:list-item>
          <text:p text:style-name="P10">¿La ciencia puede explicarlo todo?</text:p>
        </text:list-item>
        <text:list-item>
          <text:p text:style-name="P10">¿Qué hay más allá de lo que podemos entender?</text:p>
        </text:list-item>
      </text:list>
      <text:p text:style-name="Horizontal_20_Line"><text:soft-page-break/></text:p>
      <text:p text:style-name="Text_20_body">Este listado puede usarse para estructurar preguntas narrativas, científicas o filosóficas dentro de la obra. Muchas de ellas podrían agruparse o encadenarse como ejes temáticos de capítulos.</text:p>
      <text:p text:style-name="Text_20_body">¿Querés que vincule estas preguntas a capítulos específicos o que elabore una <text:a xlink:type="simple" xlink:href="https://chatgpt.com/c/f" text:style-name="Internet_20_link" text:visited-style-name="Visited_20_Internet_20_Link">tabla de correspondencias con el sistema de la vida</text:a>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0:11:42.531000000</meta:creation-date>
    <dc:date>2025-07-02T10:14:57.427000000</dc:date>
    <meta:editing-duration>PT3M15S</meta:editing-duration>
    <meta:editing-cycles>1</meta:editing-cycles>
    <meta:document-statistic meta:table-count="0" meta:image-count="0" meta:object-count="0" meta:page-count="3" meta:paragraph-count="48" meta:word-count="391" meta:character-count="2175" meta:non-whitespace-character-count="1867"/>
    <meta:generator>LibreOffice/7.3.5.2$Windows_X86_64 LibreOffice_project/184fe81b8c8c30d8b5082578aee2fed2ea847c01</meta:generator>
  </office:meta>
</office:document-meta>
</file>